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280099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61cm" fo:min-width="4.51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9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61cm" fo:min-width="4.70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3.4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249cm"/>
    </style:style>
    <style:style style:name="gr11" style:family="graphic" style:parent-style-name="objectwithoutfill">
      <style:graphic-properties draw:marker-start="Rounded_20_large_20_Arrow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52cm"/>
    </style:style>
    <style:style style:name="gr13" style:family="graphic" style:parent-style-name="objectwithoutfill">
      <style:graphic-properties draw:marker-start="Arrow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24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3cm" fo:min-width="5.28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1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4.13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2.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.66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0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3.85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5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959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25cm" svg:height="0.825cm" svg:x="28.972cm" svg:y="25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51cm" svg:height="1.651cm" svg:x="28.559cm" svg:y="24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-11.573cm" svg:y="13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3" draw:text-style-name="P1" draw:layer="layout" svg:width="5.715cm" svg:height="4.191cm" svg:x="1cm" svg:y="1.508cm">
          <text:p/>
        </draw:rect>
        <draw:frame draw:style-name="gr4" draw:layer="layout" svg:width="5.015cm" svg:height="3.811cm" svg:x="1.508cm" svg:y="1.762cm">
          <draw:text-box>
            <text:p>Instructions</text:p>
            <text:p/>
            <text:p>Do: Display </text:p>
            <text:p><text:tab/>Instructions</text:p>
            <text:p>Exit: Menu</text:p>
          </draw:text-box>
        </draw:frame>
        <draw:rect draw:style-name="gr3" draw:text-style-name="P1" draw:layer="layout" svg:width="5.461cm" svg:height="3.556cm" svg:x="1.127cm" svg:y="12.303cm">
          <text:p/>
        </draw:rect>
        <draw:frame draw:style-name="gr5" draw:layer="layout" svg:width="6.048cm" svg:height="3.099cm" svg:x="1.175cm" svg:y="12.303cm">
          <draw:text-box>
            <text:p>Start Game</text:p>
            <text:p/>
            <text:p>Do: Display Time</text:p>
            <text:p>Exit: Set TImer</text:p>
          </draw:text-box>
        </draw:frame>
        <draw:line draw:style-name="gr6" draw:text-style-name="P1" draw:layer="layout" svg:x1="1.127cm" svg:y1="13.319cm" svg:x2="6.588cm" svg:y2="13.319cm">
          <text:p/>
        </draw:line>
        <draw:line draw:style-name="gr6" draw:text-style-name="P1" draw:layer="layout" svg:x1="1cm" svg:y1="2.778cm" svg:x2="6.842cm" svg:y2="2.778cm">
          <text:p/>
        </draw:line>
        <draw:rect draw:style-name="gr3" draw:text-style-name="P1" draw:layer="layout" svg:width="6.35cm" svg:height="4.318cm" svg:x="0.873cm" svg:y="21.955cm">
          <text:p/>
        </draw:rect>
        <draw:frame draw:style-name="gr7" draw:layer="layout" svg:width="5.209cm" svg:height="3.811cm" svg:x="1.508cm" svg:y="22.082cm">
          <draw:text-box>
            <text:p>High Score</text:p>
            <text:p/>
            <text:p>Do: Display High</text:p>
            <text:p><text:tab/>Score</text:p>
            <text:p>Exit: Menu</text:p>
          </draw:text-box>
        </draw:frame>
        <draw:line draw:style-name="gr6" draw:text-style-name="P1" draw:layer="layout" svg:x1="1cm" svg:y1="22.971cm" svg:x2="7.223cm" svg:y2="22.971cm">
          <text:p/>
        </draw:line>
        <draw:rect draw:style-name="gr3" draw:text-style-name="P1" draw:layer="layout" svg:width="5.08cm" svg:height="4.064cm" svg:x="-8.271cm" svg:y="11.922cm">
          <text:p/>
        </draw:rect>
        <draw:frame draw:style-name="gr8" draw:layer="layout" svg:width="3.91cm" svg:height="3.099cm" svg:x="-7.636cm" svg:y="12.43cm">
          <draw:text-box>
            <text:p>Waiting</text:p>
            <text:p/>
            <text:p>Do: Display </text:p>
            <text:p><text:tab/>Menu</text:p>
          </draw:text-box>
        </draw:frame>
        <draw:line draw:style-name="gr6" draw:text-style-name="P1" draw:layer="layout" svg:x1="-8.017cm" svg:y1="13.319cm" svg:x2="-3.318cm" svg:y2="13.319cm">
          <text:p/>
        </draw:line>
        <draw:line draw:style-name="gr9" draw:text-style-name="P1" draw:layer="layout" svg:x1="-10.303cm" svg:y1="14.081cm" svg:x2="-8.271cm" svg:y2="14.081cm">
          <text:p/>
        </draw:line>
        <draw:line draw:style-name="gr9" draw:text-style-name="P1" draw:layer="layout" svg:x1="-3.191cm" svg:y1="13.954cm" svg:x2="1cm" svg:y2="13.954cm">
          <text:p/>
        </draw:line>
        <draw:frame draw:style-name="gr10" draw:layer="layout" svg:width="3.749cm" svg:height="0.963cm" svg:x="-2.81cm" svg:y="12.811cm">
          <draw:text-box>
            <text:p>Start Game</text:p>
          </draw:text-box>
        </draw:frame>
        <draw:line draw:style-name="gr11" draw:text-style-name="P1" draw:layer="layout" svg:x1="-5.858cm" svg:y1="15.986cm" svg:x2="-5.858cm" svg:y2="23.987cm">
          <text:p/>
        </draw:line>
        <draw:line draw:style-name="gr9" draw:text-style-name="P1" draw:layer="layout" svg:x1="-5.858cm" svg:y1="23.987cm" svg:x2="1cm" svg:y2="23.987cm">
          <text:p/>
        </draw:line>
        <draw:frame draw:style-name="gr12" draw:layer="layout" svg:width="3.952cm" svg:height="0.963cm" svg:x="-4.715cm" svg:y="22.717cm">
          <draw:text-box>
            <text:p>High Scores</text:p>
          </draw:text-box>
        </draw:frame>
        <draw:line draw:style-name="gr13" draw:text-style-name="P1" draw:layer="layout" svg:x1="-5.858cm" svg:y1="11.922cm" svg:x2="-5.858cm" svg:y2="3.413cm">
          <text:p/>
        </draw:line>
        <draw:line draw:style-name="gr9" draw:text-style-name="P1" draw:layer="layout" svg:x1="-5.858cm" svg:y1="3.413cm" svg:x2="1cm" svg:y2="3.413cm">
          <text:p/>
        </draw:line>
        <draw:frame draw:style-name="gr14" draw:layer="layout" svg:width="3.745cm" svg:height="0.963cm" svg:x="-5.223cm" svg:y="2.524cm">
          <draw:text-box>
            <text:p>Instructions</text:p>
          </draw:text-box>
        </draw:frame>
        <draw:rect draw:style-name="gr3" draw:text-style-name="P1" draw:layer="layout" svg:width="6.763cm" svg:height="4.953cm" svg:x="12.017cm" svg:y="11.668cm">
          <text:p/>
        </draw:rect>
        <draw:frame draw:style-name="gr15" draw:layer="layout" svg:width="5.785cm" svg:height="4.523cm" svg:x="12.525cm" svg:y="11.652cm">
          <draw:text-box>
            <text:p>Play Game</text:p>
            <text:p/>
            <text:p>Do: Click Block</text:p>
            <text:p><text:tab/>Display Score</text:p>
            <text:p>Exit: Update Score</text:p>
            <text:p><text:tab/>Update Timer</text:p>
          </draw:text-box>
        </draw:frame>
        <draw:line draw:style-name="gr9" draw:text-style-name="P1" draw:layer="layout" svg:x1="6.588cm" svg:y1="14.081cm" svg:x2="11.795cm" svg:y2="14.081cm">
          <text:p/>
        </draw:line>
        <draw:frame draw:style-name="gr16" draw:layer="layout" svg:width="3.63cm" svg:height="0.963cm" svg:x="7.223cm" svg:y="13.065cm">
          <draw:text-box>
            <text:p>Play Game</text:p>
          </draw:text-box>
        </draw:frame>
        <draw:line draw:style-name="gr6" draw:text-style-name="P1" draw:layer="layout" svg:x1="11.922cm" svg:y1="12.557cm" svg:x2="18.653cm" svg:y2="12.557cm">
          <text:p/>
        </draw:line>
        <draw:rect draw:style-name="gr3" draw:text-style-name="P1" draw:layer="layout" svg:width="5.715cm" svg:height="4.064cm" svg:x="12.43cm" svg:y="22.336cm">
          <text:p/>
        </draw:rect>
        <draw:frame draw:style-name="gr17" draw:layer="layout" svg:width="4.634cm" svg:height="3.099cm" svg:x="13.065cm" svg:y="22.971cm">
          <draw:text-box>
            <text:p>Game Over</text:p>
            <text:p/>
            <text:p>Do: Display</text:p>
            <text:p><text:tab/>'You Lose'</text:p>
          </draw:text-box>
        </draw:frame>
        <draw:line draw:style-name="gr6" draw:text-style-name="P1" draw:layer="layout" svg:x1="12.557cm" svg:y1="23.987cm" svg:x2="18.272cm" svg:y2="23.987cm">
          <text:p/>
        </draw:line>
        <draw:line draw:style-name="gr9" draw:text-style-name="P1" draw:layer="layout" svg:x1="15.351cm" svg:y1="16.494cm" svg:x2="15.478cm" svg:y2="22.463cm">
          <text:p/>
        </draw:line>
        <draw:frame draw:style-name="gr18" draw:layer="layout" svg:width="3cm" svg:height="2.387cm" svg:x="12.049cm" svg:y="17.383cm">
          <draw:text-box>
            <text:p>Block</text:p>
            <text:p>Reaches</text:p>
            <text:p>Top</text:p>
          </draw:text-box>
        </draw:frame>
        <draw:rect draw:style-name="gr3" draw:text-style-name="P1" draw:layer="layout" svg:width="7.747cm" svg:height="4.699cm" svg:x="24.495cm" svg:y="11.033cm">
          <text:p/>
        </draw:rect>
        <draw:frame draw:style-name="gr19" draw:layer="layout" svg:width="6.985cm" svg:height="3.302cm" svg:x="25.257cm" svg:y="11.795cm">
          <draw:text-box>
            <text:p>Timer</text:p>
            <text:p/>
            <text:p>Do: Decrement TImer</text:p>
            <text:p>Exit: Display Timer</text:p>
          </draw:text-box>
        </draw:frame>
        <draw:line draw:style-name="gr6" draw:text-style-name="P1" draw:layer="layout" svg:x1="24.495cm" svg:y1="12.557cm" svg:x2="32.242cm" svg:y2="12.557cm">
          <text:p/>
        </draw:line>
        <draw:line draw:style-name="gr9" draw:text-style-name="P1" draw:layer="layout" svg:x1="18.78cm" svg:y1="14.081cm" svg:x2="24.495cm" svg:y2="14.081cm">
          <text:p/>
        </draw:line>
        <draw:frame draw:style-name="gr20" draw:layer="layout" svg:width="2.166cm" svg:height="1.675cm" svg:x="20.177cm" svg:y="12.176cm">
          <draw:text-box>
            <text:p/>
            <text:p>TImer</text:p>
          </draw:text-box>
        </draw:frame>
        <draw:line draw:style-name="gr6" draw:text-style-name="P1" draw:layer="layout" svg:x1="25.765cm" svg:y1="15.859cm" svg:x2="25.765cm" svg:y2="18.272cm">
          <text:p/>
        </draw:line>
        <draw:line draw:style-name="gr6" draw:text-style-name="P1" draw:layer="layout" svg:x1="25.765cm" svg:y1="18.272cm" svg:x2="17.256cm" svg:y2="18.272cm">
          <text:p/>
        </draw:line>
        <draw:line draw:style-name="gr9" draw:text-style-name="P1" draw:layer="layout" svg:x1="17.256cm" svg:y1="18.272cm" svg:x2="17.256cm" svg:y2="16.621cm">
          <text:p/>
        </draw:line>
        <draw:frame draw:style-name="gr21" draw:layer="layout" svg:width="3.004cm" svg:height="0.963cm" svg:x="18.907cm" svg:y="17.51cm">
          <draw:text-box>
            <text:p>Timer &gt;0</text:p>
          </draw:text-box>
        </draw:frame>
        <draw:rect draw:style-name="gr3" draw:text-style-name="P1" draw:layer="layout" svg:width="6.731cm" svg:height="3.937cm" svg:x="26.019cm" svg:y="19.034cm">
          <text:p/>
        </draw:rect>
        <draw:frame draw:style-name="gr22" draw:layer="layout" svg:width="4.354cm" svg:height="3.099cm" svg:x="27.035cm" svg:y="19.669cm">
          <draw:text-box>
            <text:p>Game Over</text:p>
            <text:p/>
            <text:p>Do: Display</text:p>
            <text:p><text:tab/>'You Win'</text:p>
          </draw:text-box>
        </draw:frame>
        <draw:line draw:style-name="gr6" draw:text-style-name="P1" draw:layer="layout" svg:x1="26.273cm" svg:y1="20.558cm" svg:x2="32.75cm" svg:y2="20.558cm">
          <text:p/>
        </draw:line>
        <draw:line draw:style-name="gr9" draw:text-style-name="P1" draw:layer="layout" svg:x1="29.067cm" svg:y1="15.732cm" svg:x2="29.067cm" svg:y2="18.907cm">
          <text:p/>
        </draw:line>
        <draw:frame draw:style-name="gr23" draw:layer="layout" svg:width="3.554cm" svg:height="0.963cm" svg:x="29.702cm" svg:y="17.129cm">
          <draw:text-box>
            <text:p>Timer == 0</text:p>
          </draw:text-box>
        </draw:frame>
        <draw:line draw:style-name="gr9" draw:text-style-name="P1" draw:layer="layout" svg:x1="18.145cm" svg:y1="25.384cm" svg:x2="28.432cm" svg:y2="25.384cm">
          <text:p/>
        </draw:line>
        <draw:line draw:style-name="gr9" draw:text-style-name="P1" draw:layer="layout" svg:x1="29.321cm" svg:y1="22.971cm" svg:x2="29.321cm" svg:y2="24.495cm">
          <text:p/>
        </draw:line>
        <draw:frame draw:style-name="gr24" draw:text-style-name="P2" draw:layer="layout" svg:width="5.459cm" svg:height="1.115cm" svg:x="-10.176cm" svg:y="-7.382cm">
          <draw:text-box>
            <text:p><text:span text:style-name="T1">State Diagra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uru Valathur</meta:initial-creator>
    <meta:creation-date>2014-06-19T15:33:42.39</meta:creation-date>
    <dc:date>2014-06-26T13:38:15.11</dc:date>
    <dc:creator>Puru Valathur</dc:creator>
    <meta:editing-duration>PT33M19S</meta:editing-duration>
    <meta:editing-cycles>7</meta:editing-cycles>
    <meta:generator>OpenOffice/4.1.0$Win32 OpenOffice.org_project/410m18$Build-9764</meta:generator>
    <meta:document-statistic meta:object-count="51"/>
  </office:meta>
</office:document-meta>
</file>